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paragraph-properties fo:margin-top="0cm" fo:margin-bottom="0.199cm"/>
      <style:text-properties style:font-name="Calibri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para DI06.</text:p>
      <text:p text:style-name="P1"/>
      <text:p text:style-name="P4">Detalles de la tarea de esta unidad.</text:p>
      <text:p text:style-name="P1"/>
      <text:p text:style-name="P2">Enunciado.</text:p>
      <text:p text:style-name="P1">1. Visita la página oficial del proyecto JavaHelp:</text:p>
      <text:p text:style-name="P1"/>
      <text:p text:style-name="P1"><text:a xlink:type="simple" xlink:href="http://javahelp.java.net/" text:style-name="Internet_20_link" text:visited-style-name="Visited_20_Internet_20_Link">Proyecto JavaHelp</text:a></text:p>
      <text:p text:style-name="P1"/>
      <text:p text:style-name="P1">Y descarga la última versión del sistema de generación de ayuda JavaHelp de la siguiente dirección:</text:p>
      <text:p text:style-name="P1"/>
      <text:p text:style-name="P1"><text:a xlink:type="simple" xlink:href="http://download.java.net/javadesktop/javahelp/javahelp2_0_05.zip" text:style-name="Internet_20_link" text:visited-style-name="Visited_20_Internet_20_Link">Descargar JavaHelp (8.00 MB)</text:a></text:p>
      <text:p text:style-name="P1"/>
      <text:p text:style-name="P1">Una vez descargado en tu ordenador realiza la instalación y configuración del mismo.</text:p>
      <text:p text:style-name="P1"/>
      <text:list xml:id="list1672913156251094574" text:style-name="L1">
        <text:list-item>
          <text:p text:style-name="P5">Crea, al menos, cinco páginas HTML de contenidos, donde aparezca información para la creación de ayuda con JavaHelp.</text:p>
        </text:list-item>
        <text:list-item>
          <text:p text:style-name="P5">Creación del fichero de tabla de contenidos, para las páginas que has generado en el ejercicio 2.</text:p>
        </text:list-item>
        <text:list-item>
          <text:p text:style-name="P5">Crea el fichero map para el sistema de ayuda.</text:p>
        </text:list-item>
        <text:list-item>
          <text:p text:style-name="P5">Crea el fichero helpset.</text:p>
        </text:list-item>
        <text:list-item>
          <text:p text:style-name="P5">Genera un índice, con los temas que has abordado en los contenidos.</text:p>
        </text:list-item>
        <text:list-item>
          <text:p text:style-name="P5">Implementa la búsqueda de términos en este sistema de ayuda.</text:p>
        </text:list-item>
        <text:list-item>
          <text:p text:style-name="P5">Genera y visualiza con el visor hsviewer, el sistema de ayuda gener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4M24S</meta:editing-duration>
    <meta:editing-cycles>11</meta:editing-cycles>
    <meta:generator>OpenOffice/4.1.11$Win32 OpenOffice.org_project/4111m1$Build-9808</meta:generator>
    <dc:date>2022-03-21T18:30:28.73</dc:date>
    <meta:document-statistic meta:table-count="0" meta:image-count="0" meta:object-count="0" meta:page-count="1" meta:paragraph-count="15" meta:word-count="143" meta:character-count="834"/>
    <meta:user-defined meta:name="Info 1"/>
    <meta:user-defined meta:name="Info 2"/>
    <meta:user-defined meta:name="Info 3"/>
    <meta:user-defined meta:name="Info 4"/>
  </office:meta>
</office:document-meta>
</file>